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fcc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8.7cm" svg:height="11.5cm" svg:x="0.941cm" svg:y="0.8cm">
          <text:p/>
        </draw:rect>
        <draw:custom-shape draw:style-name="gr2" draw:text-style-name="P2" xml:id="id8" draw:id="id8" draw:layer="layout" svg:width="2.559cm" svg:height="0.693cm" svg:x="2.246cm" svg:y="1.007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" draw:id="id1" draw:layer="layout" svg:width="3.2cm" svg:height="0.9cm" svg:x="1.925cm" svg:y="4.508cm">
          <text:p text:style-name="P1"><text:span text:style-name="T1">Type == PositionType.LON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" draw:id="id2" draw:layer="layout" svg:width="3.823cm" svg:height="0.7cm" svg:x="1.614cm" svg:y="6.543cm">
          <text:p text:style-name="P1"><text:span text:style-name="T1">Trade.getDirection() == SEL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3.525cm" svg:y1="5.408cm" svg:x2="3.525cm" svg:y2="6.543cm" draw:start-shape="id1" draw:start-glue-point="6" draw:end-shape="id2" svg:d="m3525 5408v1135">
          <text:p text:style-name="P1"><text:span text:style-name="T1">No</text:span></text:p>
        </draw:connector>
        <draw:connector draw:style-name="gr3" draw:text-style-name="P2" draw:layer="layout" svg:x1="1.614cm" svg:y1="6.893cm" svg:x2="1.675cm" svg:y2="8.258cm" draw:start-shape="id2" draw:start-glue-point="5" draw:end-shape="id3" svg:d="m1614 6893h-502v1365h563">
          <text:p text:style-name="P1"><text:span text:style-name="T1">Yes</text:span></text:p>
          <text:p text:style-name="P1"><text:span text:style-name="T1"/></text:p>
        </draw:connector>
        <draw:connector draw:style-name="gr4" draw:text-style-name="P2" draw:layer="layout" svg:x1="5.437cm" svg:y1="6.893cm" svg:x2="6.717cm" svg:y2="8.753cm" draw:start-shape="id2" draw:start-glue-point="7" draw:end-shape="id4" draw:end-glue-point="5" svg:d="m5437 6893h640v1860h640">
          <text:p/>
        </draw:connector>
        <draw:custom-shape draw:style-name="gr2" draw:text-style-name="P2" xml:id="id7" draw:id="id7" draw:layer="layout" svg:width="1.8cm" svg:height="0.4cm" svg:x="6.421cm" svg:y="11.8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5" draw:id="id5" draw:layer="layout" svg:width="3.4cm" svg:height="1cm" svg:x="6.215cm" svg:y="6.308cm">
          <text:p text:style-name="P1"><text:span text:style-name="T1">Trade.getDirection() == BU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5.125cm" svg:y1="4.958cm" svg:x2="7.915cm" svg:y2="6.308cm" draw:start-shape="id1" draw:start-glue-point="7" draw:end-shape="id5" draw:end-glue-point="4" svg:d="m5125 4958h2790v1350">
          <text:p text:style-name="P1"><text:span text:style-name="T1">Yes</text:span></text:p>
        </draw:connector>
        <draw:custom-shape draw:style-name="gr2" draw:text-style-name="P2" xml:id="id3" draw:id="id3" draw:layer="layout" svg:width="3.7cm" svg:height="0.7cm" svg:x="1.675cm" svg:y="7.908cm">
          <text:p text:style-name="P1"><text:span text:style-name="T1">Increase openQty</text:span></text:p>
          <text:p text:style-name="P1"><text:span text:style-name="T1">open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4.1cm" svg:height="0.689cm" svg:x="6.717cm" svg:y="8.408cm">
          <text:p text:style-name="P1"><text:span text:style-name="T1">Increase closeQty</text:span></text:p>
          <text:p text:style-name="P1"><text:span text:style-name="T1">closeQty +=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7.915cm" svg:y1="7.308cm" svg:x2="5.375cm" svg:y2="8.258cm" draw:start-shape="id5" draw:start-glue-point="6" draw:end-shape="id3" svg:d="m7915 7308v950h-2540">
          <text:p/>
        </draw:connector>
        <draw:connector draw:style-name="gr3" draw:text-style-name="P2" draw:layer="layout" draw:line-skew="-0.019cm" svg:x1="9.615cm" svg:y1="6.808cm" svg:x2="10.817cm" svg:y2="8.752cm" draw:start-shape="id5" draw:start-glue-point="7" draw:end-shape="id4" svg:d="m9615 6808h1685v1944h-483">
          <text:p text:style-name="P1"><text:span text:style-name="T1">No</text:span></text:p>
        </draw:connector>
        <draw:custom-shape draw:style-name="gr2" draw:text-style-name="P2" xml:id="id9" draw:id="id9" draw:layer="layout" svg:width="5.1cm" svg:height="1cm" svg:x="0.975cm" svg:y="9.208cm">
          <text:p text:style-name="P1"><text:span text:style-name="T1">Calculate open price</text:span></text:p>
          <text:p text:style-name="P1"><text:span text:style-name="T1">openVolume += Trade.Volume</text:span></text:p>
          <text:p text:style-name="P1"><text:span text:style-name="T1">open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3.525cm" svg:y1="8.608cm" svg:x2="3.518cm" svg:y2="9.208cm" draw:start-shape="id3" draw:start-glue-point="6" svg:d="m3525 8608-7 600">
          <text:p/>
        </draw:connector>
        <draw:custom-shape draw:style-name="gr2" draw:text-style-name="P2" xml:id="id6" draw:id="id6" draw:layer="layout" svg:width="5.1cm" svg:height="1cm" svg:x="6.215cm" svg:y="9.714cm">
          <text:p text:style-name="P1"><text:span text:style-name="T1">Calculate close price</text:span></text:p>
          <text:p text:style-name="P1"><text:span text:style-name="T1">closeVolume += Trade.Volume</text:span></text:p>
          <text:p text:style-name="P1"><text:span text:style-name="T1">closePrice += Trade.Price * Trade.Q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.767cm" svg:y1="9.097cm" svg:x2="8.765cm" svg:y2="9.714cm" draw:start-shape="id4" draw:start-glue-point="6" draw:end-shape="id6" draw:end-glue-point="4" svg:d="m8767 9097-2 617">
          <text:p/>
        </draw:connector>
        <draw:frame draw:style-name="gr5" draw:text-style-name="P3" draw:layer="layout" svg:width="0.773cm" svg:height="0.493cm" svg:x="5.327cm" svg:y="6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7.27cm" svg:y="7.408cm">
          <draw:text-box>
            <text:p><text:span text:style-name="T1">Yes</text:span></text:p>
          </draw:text-box>
        </draw:frame>
        <draw:connector draw:style-name="gr4" draw:text-style-name="P1" draw:layer="layout" svg:x1="8.765cm" svg:y1="10.714cm" svg:x2="7.321cm" svg:y2="11.8cm" draw:start-shape="id6" draw:start-glue-point="6" draw:end-shape="id7" draw:end-glue-point="4" svg:d="m8765 10714v544h-1444v542">
          <text:p/>
        </draw:connector>
        <draw:connector draw:style-name="gr4" draw:text-style-name="P1" draw:layer="layout" draw:type="line" svg:x1="3.526cm" svg:y1="1.7cm" svg:x2="3.512cm" svg:y2="2.6cm" draw:start-shape="id8" draw:start-glue-point="6" svg:d="m3526 1700-14 900">
          <text:p/>
        </draw:connector>
        <draw:connector draw:style-name="gr4" draw:text-style-name="P1" draw:layer="layout" svg:x1="3.525cm" svg:y1="10.208cm" svg:x2="7.321cm" svg:y2="11.8cm" draw:start-shape="id9" draw:start-glue-point="6" draw:end-shape="id7" draw:end-glue-point="4" svg:d="m3525 10208v797h3796v795">
          <text:p/>
        </draw:connector>
        <draw:frame draw:style-name="gr5" draw:layer="layout" svg:width="4.037cm" svg:height="0.963cm" svg:x="14.863cm" svg:y="0.937cm">
          <draw:text-box>
            <text:p>TradeReport</text:p>
          </draw:text-box>
        </draw:frame>
        <draw:rect draw:style-name="gr6" draw:text-style-name="P1" draw:layer="layout" svg:width="18.7cm" svg:height="16.1cm" svg:x="1cm" svg:y="12.6cm">
          <text:p/>
        </draw:rect>
        <draw:frame draw:style-name="gr5" draw:layer="layout" svg:width="4.181cm" svg:height="0.963cm" svg:x="15.3cm" svg:y="13.1cm">
          <draw:text-box>
            <text:p>ActiveTrades</text:p>
          </draw:text-box>
        </draw:frame>
        <draw:custom-shape draw:style-name="gr2" draw:text-style-name="P2" xml:id="id12" draw:id="id12" draw:layer="layout" svg:width="2.1cm" svg:height="0.6cm" svg:x="4.867cm" svg:y="12.9cm">
          <text:p text:style-name="P1"><text:span text:style-name="T1">Start</text:span></text:p>
          <text:p text:style-name="P1"><text:span text:style-name="T1">addTrade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3" draw:id="id13" draw:layer="layout" svg:width="2.881cm" svg:height="0.6cm" svg:x="1.419cm" svg:y="15.8cm">
          <text:p text:style-name="P1"><text:span text:style-name="T1">report = trades.get(</text:span></text:p>
          <text:p text:style-name="P1"><text:span text:style-name="T1">Trade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4cm" svg:height="1.6cm" svg:x="3.917cm" svg:y="14.126cm">
          <text:p text:style-name="P1"><text:span text:style-name="T1">trades.containKey(</text:span></text:p>
          <text:p text:style-name="P1"><text:span text:style-name="T1">Trade.getSecurity()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0.773cm" svg:height="0.493cm" svg:x="8.09cm" svg:y="14.307cm">
          <draw:text-box>
            <text:p><text:span text:style-name="T1">No</text:span></text:p>
          </draw:text-box>
        </draw:frame>
        <draw:frame draw:style-name="gr5" draw:text-style-name="P3" draw:layer="layout" svg:width="0.845cm" svg:height="0.493cm" svg:x="2.855cm" svg:y="14.207cm">
          <draw:text-box>
            <text:p><text:span text:style-name="T1">Yes</text:span></text:p>
          </draw:text-box>
        </draw:frame>
        <draw:connector draw:style-name="gr4" draw:text-style-name="P1" draw:layer="layout" svg:x1="7.917cm" svg:y1="14.926cm" svg:x2="12cm" svg:y2="15.5cm" draw:start-shape="id10" draw:start-glue-point="7" draw:end-shape="id11" draw:end-glue-point="0" svg:d="m7917 14926h4083v574">
          <text:p/>
        </draw:connector>
        <draw:connector draw:style-name="gr4" draw:text-style-name="P1" draw:layer="layout" draw:type="line" svg:x1="5.917cm" svg:y1="13.5cm" svg:x2="5.917cm" svg:y2="14.126cm" draw:start-shape="id12" draw:start-glue-point="6" draw:end-shape="id10" draw:end-glue-point="4" svg:d="m5917 13500v626">
          <text:p/>
        </draw:connector>
        <draw:custom-shape draw:style-name="gr2" draw:text-style-name="P2" xml:id="id14" draw:id="id14" draw:layer="layout" svg:width="4.4cm" svg:height="1.2cm" svg:x="2cm" svg:y="17.8cm">
          <text:p text:style-name="P1"><text:span text:style-name="T1">report.isTradeQtyValid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.86cm" svg:y1="16.4cm" svg:x2="4.2cm" svg:y2="17.8cm" draw:start-shape="id13" draw:start-glue-point="6" draw:end-shape="id14" draw:end-glue-point="4" svg:d="m2860 16400v701h1340v699">
          <text:p/>
        </draw:connector>
        <draw:connector draw:style-name="gr4" draw:text-style-name="P1" draw:layer="layout" svg:x1="12cm" svg:y1="16.4cm" svg:x2="4.2cm" svg:y2="17.8cm" draw:start-shape="id11" draw:start-glue-point="2" draw:end-shape="id14" draw:end-glue-point="4" svg:d="m12000 16400v701h-7800v699">
          <text:p/>
        </draw:connector>
        <draw:frame draw:style-name="gr5" draw:text-style-name="P3" draw:layer="layout" svg:width="0.845cm" svg:height="0.493cm" svg:x="1.355cm" svg:y="17.9cm">
          <draw:text-box>
            <text:p><text:span text:style-name="T1">Yes</text:span></text:p>
          </draw:text-box>
        </draw:frame>
        <draw:custom-shape draw:style-name="gr2" draw:text-style-name="P2" xml:id="id15" draw:id="id15" draw:layer="layout" svg:width="7.2cm" svg:height="2.717cm" svg:x="12.3cm" svg:y="19.3cm">
          <text:p text:style-name="P1"><text:span text:style-name="T1">Trade1 = new Trade();</text:span></text:p>
          <text:p text:style-name="P1"><text:span text:style-name="T1">Trade1.setPrice(Trade.getPrice())</text:span></text:p>
          <text:p text:style-name="P1"><text:span text:style-name="T1">Trade1.setDirection(Trade.getDirection())</text:span></text:p>
          <text:p text:style-name="P1"><text:span text:style-name="T1">Trade1.setQty(TradeReport.getUncoveredQty())</text:span></text:p>
          <text:p text:style-name="P1"><text:span text:style-name="T1">Trade1.setVolume(Trade.getVolume()/Trade.getQty()*Trade1.getQty())</text:span></text:p>
          <text:p text:style-name="P1"><text:span text:style-name="T1"/></text:p>
          <text:p text:style-name="P1"><text:span text:style-name="T1">Trade2 = new Trade()</text:span></text:p>
          <text:p text:style-name="P1"><text:span text:style-name="T1">Trade2.setPrice(Trade.getPrice())</text:span></text:p>
          <text:p text:style-name="P1"><text:span text:style-name="T1">Trade2.setDirection(Trade.getDirection())</text:span></text:p>
          <text:p text:style-name="P1"><text:span text:style-name="T1">Trade2.setQty(Trade.getQty() - TradeReport.getUncoveredQty())</text:span></text:p>
          <text:p text:style-name="P1"><text:span text:style-name="T1">Trade2.setVolume(Trade.getVolume()/Trade.getQty()*Trade2.getQ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4cm" svg:y1="18.4cm" svg:x2="15.9cm" svg:y2="19.3cm" draw:start-shape="id14" draw:start-glue-point="7" draw:end-shape="id15" draw:end-glue-point="4" svg:d="m6400 18400h9500v900">
          <text:p/>
        </draw:connector>
        <draw:connector draw:style-name="gr4" draw:text-style-name="P2" draw:layer="layout" draw:type="line" svg:x1="8.925cm" svg:y1="21.058cm" svg:x2="8.9cm" svg:y2="21.7cm" draw:start-shape="id16" draw:start-glue-point="2" draw:end-shape="id17" draw:end-glue-point="0" svg:d="m8925 21058-25 642">
          <text:p/>
        </draw:connector>
        <draw:custom-shape draw:style-name="gr2" draw:text-style-name="P2" xml:id="id27" draw:id="id27" draw:layer="layout" svg:width="3cm" svg:height="0.7cm" svg:x="14.8cm" svg:y="26.5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3" draw:layer="layout" svg:width="0.773cm" svg:height="0.493cm" svg:x="6.727cm" svg:y="17.9cm">
          <draw:text-box>
            <text:p><text:span text:style-name="T1">No</text:span></text:p>
          </draw:text-box>
        </draw:frame>
        <draw:custom-shape draw:style-name="gr2" draw:text-style-name="P2" xml:id="id18" draw:id="id18" draw:layer="layout" svg:width="2.7cm" svg:height="0.7cm" svg:x="15.3cm" svg:y="1.9cm">
          <text:p text:style-name="P1"><text:span text:style-name="T1">Start</text:span></text:p>
          <text:p text:style-name="P1"><text:span text:style-name="T1">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9" draw:id="id19" draw:layer="layout" svg:width="5.3cm" svg:height="0.5cm" svg:x="14cm" svg:y="3.2cm">
          <text:p text:style-name="P1"><text:span text:style-name="T1">Type = trade.getDirection() == BUY ? LONG : SH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6.65cm" svg:y1="2.6cm" svg:x2="16.65cm" svg:y2="3.2cm" draw:start-shape="id18" draw:start-glue-point="6" draw:end-shape="id19" draw:end-glue-point="4" svg:d="m16650 2600v600">
          <text:p/>
        </draw:connector>
        <draw:custom-shape draw:style-name="gr2" draw:text-style-name="P2" xml:id="id20" draw:id="id20" draw:layer="layout" svg:width="5.2cm" svg:height="0.381cm" svg:x="14.05cm" svg:y="4.319cm">
          <text:p text:style-name="P1"><text:span text:style-name="T1">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16.65cm" svg:y1="3.7cm" svg:x2="16.65cm" svg:y2="4.319cm" draw:start-shape="id19" draw:start-glue-point="6" draw:end-shape="id20" draw:end-glue-point="0" svg:d="m16650 3700v619">
          <text:p/>
        </draw:connector>
        <draw:custom-shape draw:style-name="gr2" draw:text-style-name="P2" xml:id="id21" draw:id="id21" draw:layer="layout" svg:width="2.2cm" svg:height="0.5cm" svg:x="15.55cm" svg:y="5.3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type="line" svg:x1="16.65cm" svg:y1="4.7cm" svg:x2="16.65cm" svg:y2="5.3cm" draw:start-shape="id20" draw:start-glue-point="2" draw:end-shape="id21" draw:end-glue-point="4" svg:d="m16650 4700v600">
          <text:p/>
        </draw:connector>
        <draw:connector draw:style-name="gr4" draw:text-style-name="P1" draw:layer="layout" svg:x1="2cm" svg:y1="18.4cm" svg:x2="3.2cm" svg:y2="20.9cm" draw:start-shape="id14" draw:start-glue-point="5" draw:end-shape="id22" draw:end-glue-point="0" svg:d="m2000 18400h-501v1551h1701v949">
          <text:p/>
        </draw:connector>
        <draw:connector draw:style-name="gr4" draw:text-style-name="P1" draw:layer="layout" svg:x1="12.3cm" svg:y1="20.659cm" svg:x2="10.825cm" svg:y2="20.658cm" draw:start-shape="id15" draw:start-glue-point="5" draw:end-shape="id16" draw:end-glue-point="1" svg:d="m12300 20659h-737v-1h-738">
          <text:p/>
        </draw:connector>
        <draw:custom-shape draw:style-name="gr2" draw:text-style-name="P2" xml:id="id23" draw:id="id23" draw:layer="layout" svg:width="4.6cm" svg:height="0.9cm" svg:x="6.6cm" svg:y="23.2cm">
          <text:p text:style-name="P1"><text:span text:style-name="T1">report = openTradeReport(Trade2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draw:type="line" svg:x1="8.9cm" svg:y1="22.5cm" svg:x2="8.9cm" svg:y2="23.2cm" draw:start-shape="id17" draw:start-glue-point="2" draw:end-shape="id23" svg:d="m8900 22500v700">
          <text:p/>
        </draw:connector>
        <draw:custom-shape draw:style-name="gr2" draw:text-style-name="P2" xml:id="id24" draw:id="id24" draw:layer="layout" svg:width="3.3cm" svg:height="1.1cm" svg:x="4.5cm" svg:y="26.8cm">
          <text:p text:style-name="P1"><text:span text:style-name="T1">report.isOpened(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5" draw:id="id25" draw:layer="layout" svg:width="3.4cm" svg:height="0.7cm" svg:x="9cm" svg:y="25.9cm">
          <text:p text:style-name="P1"><text:span text:style-name="T1">fireOnTradeReportChang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2cm" svg:y1="21.7cm" svg:x2="4.5cm" svg:y2="27.35cm" draw:start-shape="id22" draw:start-glue-point="2" draw:end-shape="id24" draw:end-glue-point="5" svg:d="m3200 21700v5650h1300">
          <text:p/>
        </draw:connector>
        <draw:connector draw:style-name="gr4" draw:text-style-name="P1" draw:layer="layout" draw:line-skew="-0.799cm" svg:x1="6.6cm" svg:y1="23.65cm" svg:x2="4.5cm" svg:y2="27.35cm" draw:start-shape="id23" draw:start-glue-point="3" draw:end-shape="id24" draw:end-glue-point="5" svg:d="m6600 23650h-3400v3700h1300">
          <text:p/>
        </draw:connector>
        <draw:connector draw:style-name="gr4" draw:text-style-name="P1" draw:layer="layout" svg:x1="6.15cm" svg:y1="26.8cm" svg:x2="9cm" svg:y2="26.25cm" draw:start-shape="id24" draw:start-glue-point="4" draw:end-shape="id25" draw:end-glue-point="5" svg:d="m6150 26800v-550h2850">
          <text:p/>
        </draw:connector>
        <draw:connector draw:style-name="gr4" draw:text-style-name="P1" draw:layer="layout" svg:x1="6.15cm" svg:y1="27.9cm" svg:x2="10.75cm" svg:y2="27.8cm" draw:start-shape="id24" draw:start-glue-point="6" draw:end-shape="id26" draw:end-glue-point="2" svg:d="m6150 27900v502h4600v-602">
          <text:p/>
        </draw:connector>
        <draw:connector draw:style-name="gr4" draw:text-style-name="P1" draw:layer="layout" draw:line-skew="-0.151cm" svg:x1="12.7cm" svg:y1="27.35cm" svg:x2="14.8cm" svg:y2="26.85cm" draw:start-shape="id26" draw:start-glue-point="1" draw:end-shape="id27" draw:end-glue-point="5" svg:d="m12700 27350h900v-500h1200">
          <text:p/>
        </draw:connector>
        <draw:connector draw:style-name="gr4" draw:text-style-name="P1" draw:layer="layout" svg:x1="12.4cm" svg:y1="26.25cm" svg:x2="14.8cm" svg:y2="26.85cm" draw:start-shape="id25" draw:start-glue-point="7" draw:end-shape="id27" svg:d="m12400 26250h1201v600h1199">
          <text:p/>
        </draw:connector>
        <draw:connector draw:style-name="gr4" draw:text-style-name="P1" draw:layer="layout" svg:x1="3.917cm" svg:y1="14.926cm" svg:x2="2.86cm" svg:y2="15.8cm" draw:start-shape="id10" draw:start-glue-point="5" draw:end-shape="id13" draw:end-glue-point="4" svg:d="m3917 14926h-1057v874">
          <text:p/>
        </draw:connector>
        <draw:custom-shape draw:style-name="gr2" draw:text-style-name="P2" xml:id="id11" draw:id="id11" draw:layer="layout" svg:width="4.1cm" svg:height="0.9cm" svg:x="9.95cm" svg:y="15.5cm">
          <text:p text:style-name="P1"><text:span text:style-name="T1">report =open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16" draw:id="id16" draw:layer="layout" svg:width="3.8cm" svg:height="0.8cm" svg:x="7.025cm" svg:y="20.258cm">
          <text:p text:style-name="P1"><text:span text:style-name="T1">report.addTrade(Trade1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2" draw:id="id22" draw:layer="layout" svg:width="4.2cm" svg:height="0.8cm" svg:x="1.1cm" svg:y="20.9cm">
          <text:p text:style-name="P1"><text:span text:style-name="T1">report.addTrade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8" draw:id="id28" draw:layer="layout" svg:width="4.251cm" svg:height="1cm" svg:x="1.4cm" svg:y="2.6cm">
          <text:p text:style-name="P1"><text:span text:style-name="T1">isValidTradeQty(Trade)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type="line" svg:x1="3.513cm" svg:y1="3.6cm" svg:x2="3.525cm" svg:y2="4.508cm" draw:end-shape="id1" draw:end-glue-point="4" svg:d="m3513 3600 12 908">
          <text:p/>
        </draw:connector>
        <draw:frame draw:style-name="gr5" draw:text-style-name="P3" draw:layer="layout" svg:width="0.845cm" svg:height="0.493cm" svg:x="2.427cm" svg:y="3.507cm">
          <draw:text-box>
            <text:p><text:span text:style-name="T1">Yes</text:span></text:p>
          </draw:text-box>
        </draw:frame>
        <draw:custom-shape draw:style-name="gr2" draw:text-style-name="P2" xml:id="id29" draw:id="id29" draw:layer="layout" svg:width="3.4cm" svg:height="0.7cm" svg:x="7.5cm" svg:y="2.7cm">
          <text:p text:style-name="P1"><text:span text:style-name="T1">Throw new TradeReportExceptio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5.651cm" svg:y1="3.1cm" svg:x2="7.5cm" svg:y2="3.05cm" draw:start-shape="id28" draw:start-glue-point="7" draw:end-shape="id29" svg:d="m5651 3100 1849-50">
          <text:p/>
        </draw:connector>
        <draw:frame draw:style-name="gr5" draw:text-style-name="P3" draw:layer="layout" svg:width="0.773cm" svg:height="0.493cm" svg:x="5.555cm" svg:y="2.407cm">
          <draw:text-box>
            <text:p><text:span text:style-name="T1">No</text:span></text:p>
          </draw:text-box>
        </draw:frame>
        <draw:connector draw:style-name="gr4" draw:text-style-name="P2" draw:layer="layout" svg:x1="10.9cm" svg:y1="3.05cm" svg:x2="8.221cm" svg:y2="12cm" draw:start-shape="id29" draw:start-glue-point="7" draw:end-shape="id7" draw:end-glue-point="7" svg:d="m10900 3050h502v8950h-3181">
          <text:p/>
        </draw:connector>
        <draw:custom-shape draw:style-name="gr2" draw:text-style-name="P2" xml:id="id17" draw:id="id17" draw:layer="layout" svg:width="4.2cm" svg:height="0.8cm" svg:x="6.8cm" svg:y="21.7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6" draw:id="id26" draw:layer="layout" svg:width="3.9cm" svg:height="0.9cm" svg:x="8.8cm" svg:y="26.9cm">
          <text:p text:style-name="P1"><text:span text:style-name="T1">closeTradeReport(repor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Обычный">
        <draw:rect draw:style-name="gr6" draw:text-style-name="P2" draw:layer="layout" svg:width="19cm" svg:height="10.1cm" svg:x="1cm" svg:y="10.1cm">
          <text:p/>
        </draw:rect>
        <draw:rect draw:style-name="gr6" draw:text-style-name="P2" draw:layer="layout" svg:width="19cm" svg:height="8.7cm" svg:x="1cm" svg:y="0.9cm">
          <text:p/>
        </draw:rect>
        <draw:custom-shape draw:style-name="gr2" draw:text-style-name="P2" xml:id="id30" draw:id="id30" draw:layer="layout" svg:width="3.1cm" svg:height="0.8cm" svg:x="2.65cm" svg:y="1.2cm">
          <text:p text:style-name="P1"><text:span text:style-name="T1">Start</text:span></text:p>
          <text:p text:style-name="P1"><text:span text:style-name="T1">openTradeReport(Trad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2" draw:id="id32" draw:layer="layout" svg:width="5.2cm" svg:height="0.5cm" svg:x="1.6cm" svg:y="3.7cm">
          <text:p text:style-name="P1"><text:span text:style-name="T1">Trades.put(Trade.getSecurityDescriptor(), 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1" draw:id="id31" draw:layer="layout" svg:width="4.4cm" svg:height="0.5cm" svg:x="2cm" svg:y="2.6cm">
          <text:p text:style-name="P1"><text:span text:style-name="T1">report = new TradeReport(Trad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34" draw:id="id34" draw:layer="layout" svg:width="2.5cm" svg:height="0.7cm" svg:x="2.95cm" svg:y="5.9cm">
          <text:p text:style-name="P1"><text:span text:style-name="T1">return r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5" draw:id="id35" draw:layer="layout" svg:width="2.3cm" svg:height="0.7cm" svg:x="3.05cm" svg:y="7.2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4.2cm" svg:y1="2cm" svg:x2="4.2cm" svg:y2="2.6cm" draw:start-shape="id30" draw:start-glue-point="6" draw:end-shape="id31" draw:end-glue-point="0" svg:d="m4200 2000v600">
          <text:p/>
        </draw:connector>
        <draw:connector draw:style-name="gr4" draw:text-style-name="P2" draw:layer="layout" draw:type="line" svg:x1="4.2cm" svg:y1="3.1cm" svg:x2="4.2cm" svg:y2="3.7cm" draw:start-shape="id31" draw:start-glue-point="2" draw:end-shape="id32" draw:end-glue-point="4" svg:d="m4200 3100v600">
          <text:p/>
        </draw:connector>
        <draw:custom-shape draw:style-name="gr2" draw:text-style-name="P2" xml:id="id33" draw:id="id33" draw:layer="layout" svg:width="4.1cm" svg:height="0.6cm" svg:x="2.15cm" svg:y="4.7cm">
          <text:p text:style-name="P1"><text:span text:style-name="T1">fireTradeReportOpen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" svg:x1="4.2cm" svg:y1="4.2cm" svg:x2="4.2cm" svg:y2="4.7cm" draw:start-shape="id32" draw:start-glue-point="6" draw:end-shape="id33" draw:end-glue-point="4" svg:d="m4200 4200v500">
          <text:p/>
        </draw:connector>
        <draw:connector draw:style-name="gr4" draw:text-style-name="P2" draw:layer="layout" draw:type="line" svg:x1="4.2cm" svg:y1="5.3cm" svg:x2="4.2cm" svg:y2="5.9cm" draw:start-shape="id33" draw:start-glue-point="6" draw:end-shape="id34" draw:end-glue-point="4" svg:d="m4200 5300v600">
          <text:p/>
        </draw:connector>
        <draw:connector draw:style-name="gr4" draw:text-style-name="P2" draw:layer="layout" draw:type="line" svg:x1="4.2cm" svg:y1="6.6cm" svg:x2="4.2cm" svg:y2="7.2cm" draw:start-shape="id34" draw:start-glue-point="6" draw:end-shape="id35" draw:end-glue-point="4" svg:d="m4200 6600v600">
          <text:p/>
        </draw:connector>
        <draw:custom-shape draw:style-name="gr2" draw:text-style-name="P2" xml:id="id36" draw:id="id36" draw:layer="layout" svg:width="2.7cm" svg:height="0.9cm" svg:x="9.25cm" svg:y="1.2cm">
          <text:p text:style-name="P1"><text:span text:style-name="T1">Start</text:span></text:p>
          <text:p text:style-name="P1"><text:span text:style-name="T1">closeTradeReport(report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7" draw:id="id37" draw:layer="layout" svg:width="4.1cm" svg:height="0.6cm" svg:x="8.55cm" svg:y="2.6cm">
          <text:p text:style-name="P1"><text:span text:style-name="T1">Trades.remove(report.getSecurity()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8" draw:id="id38" draw:layer="layout" svg:width="4.2cm" svg:height="0.5cm" svg:x="8.5cm" svg:y="3.7cm">
          <text:p text:style-name="P1"><text:span text:style-name="T1">fireTradeReportClosed(repor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9" draw:id="id39" draw:layer="layout" svg:width="2.6cm" svg:height="0.7cm" svg:x="9.3cm" svg:y="4.9cm">
          <text:p text:style-name="P1"><text:span text:style-name="T1">Exi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line" svg:x1="10.6cm" svg:y1="2.1cm" svg:x2="10.6cm" svg:y2="2.6cm" draw:start-shape="id36" draw:start-glue-point="6" draw:end-shape="id37" draw:end-glue-point="4" svg:d="m10600 2100v500">
          <text:p/>
        </draw:connector>
        <draw:connector draw:style-name="gr4" draw:text-style-name="P2" draw:layer="layout" draw:type="line" svg:x1="10.6cm" svg:y1="3.2cm" svg:x2="10.6cm" svg:y2="3.7cm" draw:start-shape="id37" draw:start-glue-point="6" draw:end-shape="id38" draw:end-glue-point="4" svg:d="m10600 3200v500">
          <text:p/>
        </draw:connector>
        <draw:connector draw:style-name="gr4" draw:text-style-name="P2" draw:layer="layout" draw:type="line" svg:x1="10.6cm" svg:y1="4.2cm" svg:x2="10.6cm" svg:y2="4.9cm" draw:start-shape="id38" draw:start-glue-point="6" draw:end-shape="id39" draw:end-glue-point="4" svg:d="m10600 4200v700">
          <text:p/>
        </draw:connector>
        <draw:frame draw:style-name="gr5" draw:text-style-name="P4" draw:layer="layout" svg:width="4.181cm" svg:height="0.963cm" svg:x="15.4cm" svg:y="1.037cm">
          <draw:text-box>
            <text:p><text:span text:style-name="T2">ActiveTrades</text:span></text:p>
          </draw:text-box>
        </draw:frame>
        <draw:custom-shape draw:style-name="gr2" draw:text-style-name="P2" xml:id="id47" draw:id="id47" draw:layer="layout" svg:width="2.5cm" svg:height="0.6cm" svg:x="6.7cm" svg:y="10.9cm">
          <text:p text:style-name="P2">Start</text:p>
          <text:p text:style-name="P2">isTradeQtyValid(Trade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0" draw:id="id40" draw:layer="layout" svg:width="3.5cm" svg:height="1cm" svg:x="6.2cm" svg:y="12.2cm">
          <text:p text:style-name="P2">Type == PositionType.LONG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1" draw:id="id41" draw:layer="layout" svg:width="3.4cm" svg:height="1cm" svg:x="2.8cm" svg:y="13.3cm">
          <text:p text:style-name="P2">Trade.getDirection() == SELL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2" draw:id="id42" draw:layer="layout" svg:width="3.4cm" svg:height="1cm" svg:x="10.7cm" svg:y="13.3cm">
          <text:p text:style-name="P2">Trade.getDirection() == BU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6.2cm" svg:y1="12.7cm" svg:x2="4.5cm" svg:y2="13.3cm" draw:start-shape="id40" draw:start-glue-point="5" draw:end-shape="id41" draw:end-glue-point="4" svg:d="m6200 12700h-1700v600">
          <text:p/>
        </draw:connector>
        <draw:connector draw:style-name="gr4" draw:text-style-name="P2" draw:layer="layout" svg:x1="9.7cm" svg:y1="12.7cm" svg:x2="12.4cm" svg:y2="13.3cm" draw:start-shape="id40" draw:start-glue-point="7" draw:end-shape="id42" draw:end-glue-point="4" svg:d="m9700 12700h2700v600">
          <text:p/>
        </draw:connector>
        <draw:custom-shape draw:style-name="gr2" draw:text-style-name="P2" xml:id="id44" draw:id="id44" draw:layer="layout" svg:width="2.4cm" svg:height="0.7cm" svg:x="8.1cm" svg:y="17cm">
          <text:p text:style-name="P2">Valid = tr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8cm" svg:y1="13.8cm" svg:x2="4.8cm" svg:y2="15.7cm" draw:start-shape="id41" draw:start-glue-point="5" draw:end-shape="id43" draw:end-glue-point="4" svg:d="m2800 13800h-501v1201h2501v699">
          <text:p text:style-name="P2">Yes</text:p>
        </draw:connector>
        <draw:connector draw:style-name="gr3" draw:text-style-name="P2" draw:layer="layout" svg:x1="14.1cm" svg:y1="13.8cm" svg:x2="4.8cm" svg:y2="15.7cm" draw:start-shape="id42" draw:start-glue-point="7" draw:end-shape="id43" draw:end-glue-point="4" svg:d="m14100 13800h502v1201h-9802v699">
          <text:p/>
        </draw:connector>
        <draw:custom-shape draw:style-name="gr2" draw:text-style-name="P2" xml:id="id45" draw:id="id45" draw:layer="layout" svg:width="3.2cm" svg:height="0.9cm" svg:x="6.7cm" svg:y="18.5cm">
          <text:p text:style-name="P2">return Valid</text:p>
          <text:p text:style-name="P2">Exi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10.5cm" svg:y1="17.35cm" svg:x2="9.9cm" svg:y2="18.95cm" draw:start-shape="id44" draw:start-glue-point="7" draw:end-shape="id45" draw:end-glue-point="7" svg:d="m10500 17350h502v1600h-1102">
          <text:p/>
        </draw:connector>
        <draw:frame draw:style-name="gr5" draw:text-style-name="P3" draw:layer="layout" svg:width="0.845cm" svg:height="0.493cm" svg:x="5.5cm" svg:y="11.907cm">
          <draw:text-box>
            <text:p text:style-name="P3">Yes</text:p>
          </draw:text-box>
        </draw:frame>
        <draw:frame draw:style-name="gr5" draw:text-style-name="P3" draw:layer="layout" svg:width="0.773cm" svg:height="0.493cm" svg:x="9.6cm" svg:y="11.907cm">
          <draw:text-box>
            <text:p text:style-name="P3">No</text:p>
          </draw:text-box>
        </draw:frame>
        <draw:custom-shape draw:style-name="gr2" draw:text-style-name="P2" xml:id="id43" draw:id="id43" draw:layer="layout" svg:width="4.4cm" svg:height="1.4cm" svg:x="2.6cm" svg:y="15.7cm">
          <text:p text:style-name="P2">Trade.getQty &gt; getUncoveredQty(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7cm" svg:y1="16.4cm" svg:x2="8.1cm" svg:y2="17.35cm" draw:start-shape="id43" draw:start-glue-point="7" draw:end-shape="id44" draw:end-glue-point="5" svg:d="m7000 16400h551v950h549">
          <text:p text:style-name="P2">No</text:p>
        </draw:connector>
        <draw:custom-shape draw:style-name="gr2" draw:text-style-name="P2" xml:id="id46" draw:id="id46" draw:layer="layout" svg:width="3cm" svg:height="0.9cm" svg:x="2.8cm" svg:y="17.7cm">
          <text:p text:style-name="P2">Valid = fal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2.6cm" svg:y1="16.4cm" svg:x2="2.8cm" svg:y2="18.15cm" draw:start-shape="id43" draw:start-glue-point="5" draw:end-shape="id46" draw:end-glue-point="5" svg:d="m2600 16400h-501v1750h701">
          <text:p text:style-name="P2">Yes</text:p>
        </draw:connector>
        <draw:connector draw:style-name="gr4" draw:text-style-name="P2" draw:layer="layout" svg:x1="4.3cm" svg:y1="18.6cm" svg:x2="6.7cm" svg:y2="18.95cm" draw:start-shape="id46" draw:start-glue-point="6" draw:end-shape="id45" draw:end-glue-point="5" svg:d="m4300 18600v350h2400">
          <text:p/>
        </draw:connector>
        <draw:connector draw:style-name="gr4" draw:text-style-name="P2" draw:layer="layout" svg:x1="6.2cm" svg:y1="13.8cm" svg:x2="9.3cm" svg:y2="17cm" draw:start-shape="id41" draw:start-glue-point="7" draw:end-shape="id44" draw:end-glue-point="4" svg:d="m6200 13800h3100v3200">
          <text:p/>
        </draw:connector>
        <draw:connector draw:style-name="gr4" draw:text-style-name="P2" draw:layer="layout" svg:x1="10.7cm" svg:y1="13.8cm" svg:x2="9.3cm" svg:y2="17cm" draw:start-shape="id42" draw:start-glue-point="5" draw:end-shape="id44" draw:end-glue-point="4" svg:d="m10700 13800h-1400v3200">
          <text:p/>
        </draw:connector>
        <draw:frame draw:style-name="gr5" draw:text-style-name="P3" draw:layer="layout" svg:width="0.845cm" svg:height="0.493cm" svg:x="14.8cm" svg:y="13.5cm">
          <draw:text-box>
            <text:p text:style-name="P3">Yes</text:p>
          </draw:text-box>
        </draw:frame>
        <draw:frame draw:style-name="gr5" draw:text-style-name="P3" draw:layer="layout" svg:width="0.773cm" svg:height="0.493cm" svg:x="6.127cm" svg:y="13.3cm">
          <draw:text-box>
            <text:p text:style-name="P3">No</text:p>
          </draw:text-box>
        </draw:frame>
        <draw:frame draw:style-name="gr5" draw:text-style-name="P3" draw:layer="layout" svg:width="0.773cm" svg:height="0.493cm" svg:x="10.027cm" svg:y="13.207cm">
          <draw:text-box>
            <text:p text:style-name="P3">No</text:p>
          </draw:text-box>
        </draw:frame>
        <draw:connector draw:style-name="gr4" draw:text-style-name="P2" draw:layer="layout" draw:type="line" svg:x1="7.95cm" svg:y1="11.5cm" svg:x2="7.95cm" svg:y2="12.2cm" draw:start-shape="id47" draw:start-glue-point="6" draw:end-shape="id40" draw:end-glue-point="4" svg:d="m7950 11500v700">
          <text:p/>
        </draw:connector>
        <draw:frame draw:style-name="gr5" draw:text-style-name="P4" draw:layer="layout" svg:width="4.037cm" svg:height="0.963cm" svg:x="15.263cm" svg:y="10.3cm">
          <draw:text-box>
            <text:p text:style-name="P4">TradeRe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an Kaktus</meta:initial-creator>
    <meta:creation-date>2013-04-17T20:03:23.70</meta:creation-date>
    <dc:date>2013-04-23T21:44:22.64</dc:date>
    <dc:creator>Huan Kaktus</dc:creator>
    <meta:editing-duration>PT20H51M43S</meta:editing-duration>
    <meta:editing-cycles>33</meta:editing-cycles>
    <meta:generator>OpenOffice.org/3.4.1$Win32 OpenOffice.org_project/341m1$Build-9593</meta:generator>
    <meta:document-statistic meta:object-count="120"/>
  </office:meta>
</office:document-meta>
</file>